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33a" officeooo:paragraph-rsid="0015433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63acb" officeooo:paragraph-rsid="00163acb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163acb" officeooo:paragraph-rsid="00163acb"/>
    </style:style>
    <style:style style:name="P4" style:family="paragraph" style:parent-style-name="Standard" style:list-style-name="L4">
      <style:paragraph-properties fo:text-align="start" style:justify-single-word="false"/>
      <style:text-properties officeooo:rsid="00163acb" officeooo:paragraph-rsid="00163acb"/>
    </style:style>
    <style:style style:name="P5" style:family="paragraph" style:parent-style-name="Standard" style:list-style-name="L5">
      <style:paragraph-properties fo:text-align="start" style:justify-single-word="false"/>
      <style:text-properties officeooo:rsid="00163acb" officeooo:paragraph-rsid="00163acb"/>
    </style:style>
    <style:style style:name="P6" style:family="paragraph" style:parent-style-name="Standard" style:list-style-name="L6">
      <style:paragraph-properties fo:text-align="start" style:justify-single-word="false"/>
      <style:text-properties officeooo:rsid="00163acb" officeooo:paragraph-rsid="00163a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se </text:p>
      <text:p text:style-name="P1"/>
      <text:p text:style-name="P1"/>
      <text:p text:style-name="P1"/>
      <text:list xml:id="list2460015405204208231" text:style-name="L1">
        <text:list-item>
          <text:p text:style-name="P2">guidage</text:p>
        </text:list-item>
      </text:list>
      <text:list xml:id="list3415552987705943253" text:style-name="L3">
        <text:list-item>
          <text:p text:style-name="P3">incitation</text:p>
        </text:list-item>
        <text:list-item>
          <text:p text:style-name="P3">groupement/distinction</text:p>
        </text:list-item>
        <text:list-item>
          <text:p text:style-name="P3">feedback immédiat</text:p>
        </text:list-item>
        <text:list-item>
          <text:p text:style-name="P3">lisibilité</text:p>
        </text:list-item>
      </text:list>
      <text:list xml:id="list115917446817469" text:continue-list="list2460015405204208231" text:style-name="L1">
        <text:list-item>
          <text:p text:style-name="P2">contrôle explicite</text:p>
        </text:list-item>
      </text:list>
      <text:list xml:id="list7133071200378046779" text:style-name="L4">
        <text:list-item>
          <text:p text:style-name="P4">validation explicite des commandes importantes</text:p>
        </text:list-item>
        <text:list-item>
          <text:p text:style-name="P4">cessation des entrées des données</text:p>
        </text:list-item>
        <text:list-item>
          <text:p text:style-name="P4">effet d'une commande prédictible</text:p>
        </text:list-item>
        <text:list-item>
          <text:p text:style-name="P4">uniquement les opérations demandées par le user sont lancés par le systeme</text:p>
        </text:list-item>
        <text:list-item>
          <text:p text:style-name="P4">pouvoir sortir facilement d'un dialogue lancé par lui</text:p>
        </text:list-item>
      </text:list>
      <text:list xml:id="list115916403342593" text:continue-list="list115917446817469" text:style-name="L1">
        <text:list-item>
          <text:p text:style-name="P2">gestion des erreurs</text:p>
        </text:list-item>
      </text:list>
      <text:list xml:id="list2457720363582297979" text:style-name="L5">
        <text:list-item>
          <text:p text:style-name="P5">protection des erreurs</text:p>
          <text:list>
            <text:list-item>
              <text:p text:style-name="P5">griser des commandes</text:p>
            </text:list-item>
            <text:list-item>
              <text:p text:style-name="P5">fournir la liste des valeurs possibles</text:p>
            </text:list-item>
            <text:list-item>
              <text:p text:style-name="P5">message d'alerte</text:p>
            </text:list-item>
            <text:list-item>
              <text:p text:style-name="P5">message de confirmation</text:p>
            </text:list-item>
            <text:list-item>
              <text:p text:style-name="P5">detection des erreurs de saisie</text:p>
            </text:list-item>
          </text:list>
        </text:list-item>
        <text:list-item>
          <text:p text:style-name="P5">qualité des messages d'erreur</text:p>
          <text:list>
            <text:list-item>
              <text:p text:style-name="P5">les messages doivent informer sur l'état d'application</text:p>
            </text:list-item>
            <text:list-item>
              <text:p text:style-name="P5">pouvoir effectuer des corrections avant le lancement d'une commandes</text:p>
            </text:list-item>
            <text:list-item>
              <text:p text:style-name="P5">les saisies doivent etres verifiées</text:p>
            </text:list-item>
          </text:list>
        </text:list-item>
      </text:list>
      <text:list xml:id="list115917100879782" text:continue-list="list115916403342593" text:style-name="L1">
        <text:list-item>
          <text:p text:style-name="P2">charge de travail</text:p>
        </text:list-item>
      </text:list>
      <text:list xml:id="list1824643247289676979" text:style-name="L6">
        <text:list-item>
          <text:p text:style-name="P6"/>
        </text:list-item>
      </text:list>
      <text:list xml:id="list115915999373908" text:continue-list="list115917100879782" text:style-name="L1">
        <text:list-item>
          <text:p text:style-name="P2">significiance des codes et dénominations</text:p>
        </text:list-item>
        <text:list-item>
          <text:p text:style-name="P2">homogénéité / cohérence</text:p>
        </text:list-item>
        <text:list-item>
          <text:p text:style-name="P2">compatibilité</text:p>
        </text:list-item>
        <text:list-item>
          <text:p text:style-name="P2">adaptabilité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1:28:08.864295220</meta:creation-date>
    <dc:date>2015-06-12T11:59:15.753223968</dc:date>
    <meta:editing-duration>PT23S</meta:editing-duration>
    <meta:editing-cycles>1</meta:editing-cycles>
    <meta:document-statistic meta:table-count="0" meta:image-count="0" meta:object-count="0" meta:page-count="1" meta:paragraph-count="29" meta:word-count="134" meta:character-count="826" meta:non-whitespace-character-count="747"/>
    <meta:generator>LibreOffice/4.3.3.2$Linux_X86_64 LibreOffice_project/430m0$Build-2</meta:generator>
  </office:meta>
</office:document-meta>
</file>